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.Server( int port , String [ ] filenames ,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StreamReport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.fatalError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StreamReporter.read( byte [ ] b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ient.ignorableWhitespace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ient.characters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putStreamReporter.InputStreamReporte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Client( String address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.startElement( String name , AttributeList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.Server( int port , String [ ] 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KeepSocketOpen.main( String [ ] arg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.Client( String address , int port ,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